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cccc99"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cccc99"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cccc99"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background-color="#cccc99">
        <style:background-image/>
      </style:paragraph-properties>
      <style:text-properties style:font-name="Arial"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Relatório de Atividades Desenvolvidas – PROJETO BUSCASIGNO em Java</text:p>
      <text:p text:style-name="P1"/>
      <text:p text:style-name="Standard"/>
      <table:table table:name="Tabela1" table:style-name="Tabela1">
        <table:table-column table:style-name="Tabela1.A"/>
        <table:table-row>
          <table:table-cell table:style-name="Tabela1.A1" office:value-type="string">
            <text:p text:style-name="P5">Semana 1 (31/03/2014-04/04/2014)</text:p>
          </table:table-cell>
        </table:table-row>
        <table:table-row>
          <table:table-cell table:style-name="Tabela1.A2" office:value-type="string">
            <text:p text:style-name="P4">Inicialmente, foram coletados informações sobre o sistema antigo. Através de telas do sistema anterior – desenvolvido em Delphi, provavelmente versão 3 – foi elaborada uma versão da interface em Java/Swing. Fora criado uma base de dados em SQLite para inserção e consulta de dados. </text:p>
          </table:table-cell>
        </table:table-row>
        <table:table-row>
          <table:table-cell table:style-name="Tabela1.A2" office:value-type="string">
            <text:p text:style-name="P4">Após a criação da estrutura básica da aplicação, foi feita a obtenção de um conector JDBC para o SQLite.</text:p>
          </table:table-cell>
        </table:table-row>
        <table:table-row>
          <table:table-cell table:style-name="Tabela1.A2" office:value-type="string">
            <text:p text:style-name="P4">Foram criadas as classes em Java, relativas à aplicação, ao banco de dados e feita a codificação da interface. Para exibição, envio de dados para armazenamento e controles necessários. Nesse processo foi necessária a criação de um conjunto de elementos de interface que simulasse o comportamento do componente DBNavigator da IDE do Delphi3. Uma vez que o Swing não possui um componente equivalente. Algumas funcionalidades foram retiradas e outras acrescidas. Como por exemplo, a consulta e navegação no conjunto de registros consultados. Foram implementados todos os controles necessários para inserção, deleção, alteração e consulta das Categorias, Quiremas e Tipos de Quiremas. </text:p>
          </table:table-cell>
        </table:table-row>
      </table:table>
      <text:p text:style-name="Standard"/>
      <table:table table:name="Tabela2" table:style-name="Tabela2">
        <table:table-column table:style-name="Tabela2.A"/>
        <table:table-row>
          <table:table-cell table:style-name="Tabela2.A1" office:value-type="string">
            <text:p text:style-name="P5">Semana 2 (07/04/2014 – 11/04/2014)</text:p>
          </table:table-cell>
        </table:table-row>
        <table:table-row>
          <table:table-cell table:style-name="Tabela2.A2" office:value-type="string">
            <text:p text:style-name="P4">O próximo passo foi, após obtenção da base de dados legada, que se utiliza de tabelas Paradox. Inicialmente, foi tentada o acesso a esses dados através do Access o que se mostrou numa ação sem sucesso. A seguir, foi tentada a conversão por meio de uma biblioteca desenvolvida em código aberto – pxview – que permitiu a obtenção parte dos dados que estavam armazenados em campos texto e numéricos, mas não permitiu acesso aos campos do tipo BLOB que foram armazenados nas tabelas do Paradox. A saber, as tabelas possuiam campos BLOB do tipo Texto e Graphic. Dentro desses campos Graphic estavam armazenados arquivos no formato Bitmap. </text:p>
          </table:table-cell>
        </table:table-row>
        <table:table-row>
          <table:table-cell table:style-name="Tabela2.A2" office:value-type="string">
            <text:p text:style-name="P4">Devido a todas as dificuldades apresentadas, optou-se por montar uma máquina virtual com Windows XP e realizar a instalação das ferramentas Borland Delphi 3 + Borland Database Engine 5.2 + Borlando Database Desktop. O que permitiu acesso de leitura e escrita às tabelas através do BDE e possibilitou escrever uma aplicação em Delphi 3 que lê-se as tabelas e a partir dos dados delas, fosse gerado um arquivo texto contendo os dados em formato texto e fossem extraídos os bitmpas que estavam nos campos BLOBs e convertê-los para JPEG. Para todos as tabelas que possuiam campos BLOBs do tipo Graphic foi feita uma co-relação entre o nome da figura JPEG convertida e o número da linha no arquivo de texto exportado pela aplicação em Delphi 3. Cada <text:soft-page-break/>figura possui como sufixo o número da linha a que se refere no arquivo texto exportado. Por exemplo: linha 113 se relaciona com as figuras 113_icone.jpg e 113_representacao.jpg da tabela de sinais da aplicação. </text:p>
          </table:table-cell>
        </table:table-row>
        <table:table-row>
          <table:table-cell table:style-name="Tabela2.A2" office:value-type="string">
            <text:p text:style-name="P4">Após a obtenção desses dados, foi necessário realizar o tratamento desse arquivo, pois o mesmo possuia várias quebras de linhas, vindas dos campos BLOBs e isso dificultaria a sua importação na base de dados atual. Foi feita um tratamento com aplicativos de linha de comando do Linux – a saber sed, tr, grep – com o uso de expressões regulares e substituições para obter um arquivo texto uniforme e em formato csv que possa ser importado pela aplicação em Java. </text:p>
          </table:table-cell>
        </table:table-row>
      </table:table>
      <text:p text:style-name="Standard"/>
      <table:table table:name="Tabela3" table:style-name="Tabela3">
        <table:table-column table:style-name="Tabela3.A"/>
        <table:table-row>
          <table:table-cell table:style-name="Tabela3.A1" office:value-type="string">
            <text:p text:style-name="P5">Semana 3 (14/04/2014 – 18/04/2014)</text:p>
          </table:table-cell>
        </table:table-row>
        <table:table-row>
          <table:table-cell table:style-name="Tabela3.A2" office:value-type="string">
            <text:p text:style-name="P3">A seguir, foi iniciado o desenvolvimento de métodos na classe de persistência da aplicação para realizar a importação desses dados nas tabelas da aplicação. </text:p>
            <text:p text:style-name="P3">Mesmo com os ajustes do arquivos formatados com os dados não foi possível a importação de todos as linhas do arquivo. Obteve-se um total de 10.905 sinais importados, quanto <text:s/>o total deveria ser de 11.337. </text:p>
            <text:p text:style-name="P3">Essa massa de dados foi considerada como suficiente para as análises de performance do programa . Assim foi iniciada o mesmo processo de ajustes do arquivo de dados, da criação de um procedimento de importação dos dados e ajustes necessários para os Quiremas. Contudo, essa importação foi feita de maneira que posse possível criar uma tabela de Tipos de Quiremas que serve como agregação. Como resultado obtivemos os dados todos relacionaos. Categorias → Quiremas → Alóquiros. A partir da obtenção de dados suficientes para a avaliação de velocidade e performance da aplicação iniciou-se o desenvolvimento da codificação dos métodos e das interfaces de buscas. </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PF MPU</meta:initial-creator>
    <meta:creation-date>2014-04-14T16:04:59.42</meta:creation-date>
    <dc:date>2014-04-15T20:38:58.94</dc:date>
    <dc:creator>MPF MPU</dc:creator>
    <meta:editing-duration>P1DT4H15M54S</meta:editing-duration>
    <meta:editing-cycles>9</meta:editing-cycles>
    <meta:generator>OpenOffice/4.0.1$Win32 OpenOffice.org_project/401m5$Build-9714</meta:generator>
    <meta:document-statistic meta:table-count="3" meta:image-count="0" meta:object-count="0" meta:page-count="2" meta:paragraph-count="13" meta:word-count="697" meta:character-count="4307"/>
  </office:meta>
</office:document-meta>
</file>